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9<text:span text:style-name="T3">Th</text:span> September 2014 Time : 3.00 PM to 3.30 PM , Telemetry Lab, Telephonic Conference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SN, DBB,NMS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1106484721" text:style-name="L1">
              <text:list-item>
                <text:p text:style-name="P6">RRU &amp; NMS tested front end system ( All setting commands have been tested successfully in Front End Lab).</text:p>
                <text:p text:style-name="P6">- RRU has asked GAB lab persons to provide one unit to test with Online_V2.</text:p>
                <text:p text:style-name="P6"/>
              </text:list-item>
              <text:list-item>
                <text:p text:style-name="P6">DBB Working on NOVAS library. <text:s/>NOVAS support two mode high accuracy &amp; less accuracy. Checking both mode. Less accuracy mode is working.</text:p>
                <text:p text:style-name="P6"/>
              </text:list-item>
              <text:list-item>
                <text:p text:style-name="P6">Nayak ji updated that YG has asked him to call meeting for common hardware &amp; communication protocol related discussion.</text:p>
                <text:p text:style-name="P6">- Mr. Isidor Rodrigue is working under Nayak ji. He will be testing upgraded front end <text:s text:c="2"/>box using rabbit MCM software.</text:p>
                <text:p text:style-name="P6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9-09T18:34:31</dc:date>
    <dc:creator>teleset </dc:creator>
    <meta:editing-duration>P1DT17H20M46S</meta:editing-duration>
    <meta:editing-cycles>581</meta:editing-cycles>
    <meta:generator>LibreOffice/3.4$Linux LibreOffice_project/340m1$Build-602</meta:generator>
    <meta:document-statistic meta:table-count="1" meta:image-count="0" meta:object-count="0" meta:page-count="1" meta:paragraph-count="20" meta:word-count="148" meta:character-count="848" meta:non-whitespace-character-count="700"/>
  </office:meta>
</office:document-meta>
</file>